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596b82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b4c7dc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7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4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39cm"/>
      <style:paragraph-properties style:writing-mode="lr-tb"/>
    </style:style>
    <style:style style:name="gr14" style:family="graphic" style:parent-style-name="standard">
      <style:graphic-properties svg:stroke-color="#596b82" draw:fill-color="#596b82" draw:textarea-horizontal-align="justify" draw:textarea-vertical-align="middle" draw:auto-grow-height="false" fo:min-height="0.128cm" fo:min-width="0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7" style:family="graphic" style:parent-style-name="standard">
      <style:graphic-properties draw:stroke="none" draw:fill="none" fo:min-height="0.24cm"/>
      <style:paragraph-properties style:writing-mode="lr-tb"/>
    </style:style>
    <style:style style:name="gr18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6b82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596b82" style:font-name="Liberation Sans1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596b82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729fcf" style:text-position="0% 100%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596b82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596b82" style:text-position="-33% 58%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00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596b82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596b82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729fcf" style:text-position="0% 100%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59cm" svg:y1="1.133cm" svg:x2="1.384cm" svg:y2="1.133cm">
          <text:p/>
        </draw:line>
        <draw:line draw:style-name="gr1" draw:text-style-name="P1" draw:layer="layout" svg:x1="1.384cm" svg:y1="1.133cm" svg:x2="1.459cm" svg:y2="0.933cm">
          <text:p/>
        </draw:line>
        <draw:line draw:style-name="gr1" draw:text-style-name="P1" draw:layer="layout" svg:x1="1.459cm" svg:y1="0.933cm" svg:x2="1.572cm" svg:y2="1.333cm">
          <text:p/>
        </draw:line>
        <draw:line draw:style-name="gr1" draw:text-style-name="P1" draw:layer="layout" svg:x1="1.572cm" svg:y1="1.333cm" svg:x2="1.722cm" svg:y2="0.933cm">
          <text:p/>
        </draw:line>
        <draw:line draw:style-name="gr1" draw:text-style-name="P1" draw:layer="layout" svg:x1="1.722cm" svg:y1="0.933cm" svg:x2="1.835cm" svg:y2="1.333cm">
          <text:p/>
        </draw:line>
        <draw:line draw:style-name="gr1" draw:text-style-name="P1" draw:layer="layout" svg:x1="1.984cm" svg:y1="0.933cm" svg:x2="2.097cm" svg:y2="1.333cm">
          <text:p/>
        </draw:line>
        <draw:line draw:style-name="gr1" draw:text-style-name="P1" draw:layer="layout" svg:x1="1.834cm" svg:y1="1.333cm" svg:x2="1.984cm" svg:y2="0.933cm">
          <text:p/>
        </draw:line>
        <draw:line draw:style-name="gr1" draw:text-style-name="P1" draw:layer="layout" svg:x1="2.097cm" svg:y1="1.333cm" svg:x2="2.247cm" svg:y2="0.933cm">
          <text:p/>
        </draw:line>
        <draw:line draw:style-name="gr1" draw:text-style-name="P1" draw:layer="layout" svg:x1="2.247cm" svg:y1="0.933cm" svg:x2="2.36cm" svg:y2="1.333cm">
          <text:p/>
        </draw:line>
        <draw:line draw:style-name="gr1" draw:text-style-name="P1" draw:layer="layout" svg:x1="2.362cm" svg:y1="1.333cm" svg:x2="2.437cm" svg:y2="1.133cm">
          <text:p/>
        </draw:line>
        <draw:line draw:style-name="gr2" draw:text-style-name="P1" draw:layer="layout" svg:x1="2.434cm" svg:y1="1.133cm" svg:x2="2.659cm" svg:y2="1.133cm">
          <text:p/>
        </draw:line>
        <draw:line draw:style-name="gr1" draw:text-style-name="P1" draw:layer="layout" svg:x1="3.359cm" svg:y1="1.133cm" svg:x2="3.584cm" svg:y2="1.133cm">
          <text:p/>
        </draw:line>
        <draw:line draw:style-name="gr1" draw:text-style-name="P1" draw:layer="layout" svg:x1="3.584cm" svg:y1="1.133cm" svg:x2="3.659cm" svg:y2="0.933cm">
          <text:p/>
        </draw:line>
        <draw:line draw:style-name="gr1" draw:text-style-name="P1" draw:layer="layout" svg:x1="3.659cm" svg:y1="0.933cm" svg:x2="3.772cm" svg:y2="1.333cm">
          <text:p/>
        </draw:line>
        <draw:line draw:style-name="gr1" draw:text-style-name="P1" draw:layer="layout" svg:x1="3.772cm" svg:y1="1.333cm" svg:x2="3.922cm" svg:y2="0.933cm">
          <text:p/>
        </draw:line>
        <draw:line draw:style-name="gr1" draw:text-style-name="P1" draw:layer="layout" svg:x1="3.922cm" svg:y1="0.933cm" svg:x2="4.035cm" svg:y2="1.333cm">
          <text:p/>
        </draw:line>
        <draw:line draw:style-name="gr1" draw:text-style-name="P1" draw:layer="layout" svg:x1="4.184cm" svg:y1="0.933cm" svg:x2="4.297cm" svg:y2="1.333cm">
          <text:p/>
        </draw:line>
        <draw:line draw:style-name="gr1" draw:text-style-name="P1" draw:layer="layout" svg:x1="4.034cm" svg:y1="1.333cm" svg:x2="4.184cm" svg:y2="0.933cm">
          <text:p/>
        </draw:line>
        <draw:line draw:style-name="gr1" draw:text-style-name="P1" draw:layer="layout" svg:x1="4.297cm" svg:y1="1.333cm" svg:x2="4.447cm" svg:y2="0.933cm">
          <text:p/>
        </draw:line>
        <draw:line draw:style-name="gr1" draw:text-style-name="P1" draw:layer="layout" svg:x1="4.447cm" svg:y1="0.933cm" svg:x2="4.56cm" svg:y2="1.333cm">
          <text:p/>
        </draw:line>
        <draw:line draw:style-name="gr1" draw:text-style-name="P1" draw:layer="layout" svg:x1="4.562cm" svg:y1="1.333cm" svg:x2="4.637cm" svg:y2="1.133cm">
          <text:p/>
        </draw:line>
        <draw:line draw:style-name="gr1" draw:text-style-name="P1" draw:layer="layout" svg:x1="4.634cm" svg:y1="1.133cm" svg:x2="4.859cm" svg:y2="1.133cm">
          <text:p/>
        </draw:line>
        <draw:line draw:style-name="gr1" draw:text-style-name="P1" draw:layer="layout" svg:x1="3.059cm" svg:y1="2.833cm" svg:x2="3.059cm" svg:y2="2.608cm">
          <text:p/>
        </draw:line>
        <draw:line draw:style-name="gr1" draw:text-style-name="P1" draw:layer="layout" svg:x1="3.059cm" svg:y1="2.608cm" svg:x2="2.859cm" svg:y2="2.533cm">
          <text:p/>
        </draw:line>
        <draw:line draw:style-name="gr1" draw:text-style-name="P1" draw:layer="layout" svg:x1="2.859cm" svg:y1="2.534cm" svg:x2="3.259cm" svg:y2="2.421cm">
          <text:p/>
        </draw:line>
        <draw:line draw:style-name="gr1" draw:text-style-name="P1" draw:layer="layout" svg:x1="3.259cm" svg:y1="2.42cm" svg:x2="2.859cm" svg:y2="2.27cm">
          <text:p/>
        </draw:line>
        <draw:line draw:style-name="gr1" draw:text-style-name="P1" draw:layer="layout" svg:x1="2.859cm" svg:y1="2.271cm" svg:x2="3.259cm" svg:y2="2.158cm">
          <text:p/>
        </draw:line>
        <draw:line draw:style-name="gr1" draw:text-style-name="P1" draw:layer="layout" svg:x1="2.859cm" svg:y1="2.009cm" svg:x2="3.259cm" svg:y2="1.896cm">
          <text:p/>
        </draw:line>
        <draw:line draw:style-name="gr1" draw:text-style-name="P1" draw:layer="layout" svg:x1="3.259cm" svg:y1="2.158cm" svg:x2="2.859cm" svg:y2="2.008cm">
          <text:p/>
        </draw:line>
        <draw:line draw:style-name="gr1" draw:text-style-name="P1" draw:layer="layout" svg:x1="3.259cm" svg:y1="1.896cm" svg:x2="2.859cm" svg:y2="1.746cm">
          <text:p/>
        </draw:line>
        <draw:line draw:style-name="gr1" draw:text-style-name="P1" draw:layer="layout" svg:x1="2.859cm" svg:y1="1.745cm" svg:x2="3.259cm" svg:y2="1.633cm">
          <text:p/>
        </draw:line>
        <draw:line draw:style-name="gr1" draw:text-style-name="P1" draw:layer="layout" svg:x1="3.259cm" svg:y1="1.63cm" svg:x2="3.059cm" svg:y2="1.555cm">
          <text:p/>
        </draw:line>
        <draw:line draw:style-name="gr1" draw:text-style-name="P1" draw:layer="layout" svg:x1="3.059cm" svg:y1="1.558cm" svg:x2="3.059cm" svg:y2="1.333cm">
          <text:p/>
        </draw:line>
        <draw:line draw:style-name="gr1" draw:text-style-name="P1" draw:layer="layout" svg:x1="1.159cm" svg:y1="3.133cm" svg:x2="1.384cm" svg:y2="3.133cm">
          <text:p/>
        </draw:line>
        <draw:line draw:style-name="gr1" draw:text-style-name="P1" draw:layer="layout" svg:x1="1.384cm" svg:y1="3.133cm" svg:x2="1.459cm" svg:y2="2.933cm">
          <text:p/>
        </draw:line>
        <draw:line draw:style-name="gr1" draw:text-style-name="P1" draw:layer="layout" svg:x1="1.459cm" svg:y1="2.933cm" svg:x2="1.572cm" svg:y2="3.333cm">
          <text:p/>
        </draw:line>
        <draw:line draw:style-name="gr1" draw:text-style-name="P1" draw:layer="layout" svg:x1="1.572cm" svg:y1="3.333cm" svg:x2="1.722cm" svg:y2="2.933cm">
          <text:p/>
        </draw:line>
        <draw:line draw:style-name="gr1" draw:text-style-name="P1" draw:layer="layout" svg:x1="1.722cm" svg:y1="2.933cm" svg:x2="1.835cm" svg:y2="3.333cm">
          <text:p/>
        </draw:line>
        <draw:line draw:style-name="gr1" draw:text-style-name="P1" draw:layer="layout" svg:x1="1.984cm" svg:y1="2.933cm" svg:x2="2.097cm" svg:y2="3.333cm">
          <text:p/>
        </draw:line>
        <draw:line draw:style-name="gr1" draw:text-style-name="P1" draw:layer="layout" svg:x1="1.834cm" svg:y1="3.333cm" svg:x2="1.984cm" svg:y2="2.933cm">
          <text:p/>
        </draw:line>
        <draw:line draw:style-name="gr1" draw:text-style-name="P1" draw:layer="layout" svg:x1="2.097cm" svg:y1="3.333cm" svg:x2="2.247cm" svg:y2="2.933cm">
          <text:p/>
        </draw:line>
        <draw:line draw:style-name="gr1" draw:text-style-name="P1" draw:layer="layout" svg:x1="2.247cm" svg:y1="2.933cm" svg:x2="2.36cm" svg:y2="3.333cm">
          <text:p/>
        </draw:line>
        <draw:line draw:style-name="gr1" draw:text-style-name="P1" draw:layer="layout" svg:x1="2.362cm" svg:y1="3.333cm" svg:x2="2.437cm" svg:y2="3.133cm">
          <text:p/>
        </draw:line>
        <draw:line draw:style-name="gr1" draw:text-style-name="P1" draw:layer="layout" svg:x1="2.434cm" svg:y1="3.133cm" svg:x2="2.659cm" svg:y2="3.133cm">
          <text:p/>
        </draw:line>
        <draw:line draw:style-name="gr1" draw:text-style-name="P1" draw:layer="layout" svg:x1="3.359cm" svg:y1="3.133cm" svg:x2="3.584cm" svg:y2="3.133cm">
          <text:p/>
        </draw:line>
        <draw:line draw:style-name="gr1" draw:text-style-name="P1" draw:layer="layout" svg:x1="3.584cm" svg:y1="3.133cm" svg:x2="3.659cm" svg:y2="2.933cm">
          <text:p/>
        </draw:line>
        <draw:line draw:style-name="gr1" draw:text-style-name="P1" draw:layer="layout" svg:x1="3.659cm" svg:y1="2.933cm" svg:x2="3.772cm" svg:y2="3.333cm">
          <text:p/>
        </draw:line>
        <draw:line draw:style-name="gr1" draw:text-style-name="P1" draw:layer="layout" svg:x1="3.772cm" svg:y1="3.333cm" svg:x2="3.922cm" svg:y2="2.933cm">
          <text:p/>
        </draw:line>
        <draw:line draw:style-name="gr1" draw:text-style-name="P1" draw:layer="layout" svg:x1="3.922cm" svg:y1="2.933cm" svg:x2="4.035cm" svg:y2="3.333cm">
          <text:p/>
        </draw:line>
        <draw:line draw:style-name="gr1" draw:text-style-name="P1" draw:layer="layout" svg:x1="4.184cm" svg:y1="2.933cm" svg:x2="4.297cm" svg:y2="3.333cm">
          <text:p/>
        </draw:line>
        <draw:line draw:style-name="gr1" draw:text-style-name="P1" draw:layer="layout" svg:x1="4.034cm" svg:y1="3.333cm" svg:x2="4.184cm" svg:y2="2.933cm">
          <text:p/>
        </draw:line>
        <draw:line draw:style-name="gr1" draw:text-style-name="P1" draw:layer="layout" svg:x1="4.297cm" svg:y1="3.333cm" svg:x2="4.447cm" svg:y2="2.933cm">
          <text:p/>
        </draw:line>
        <draw:line draw:style-name="gr1" draw:text-style-name="P1" draw:layer="layout" svg:x1="4.447cm" svg:y1="2.933cm" svg:x2="4.56cm" svg:y2="3.333cm">
          <text:p/>
        </draw:line>
        <draw:line draw:style-name="gr1" draw:text-style-name="P1" draw:layer="layout" svg:x1="4.562cm" svg:y1="3.333cm" svg:x2="4.637cm" svg:y2="3.133cm">
          <text:p/>
        </draw:line>
        <draw:line draw:style-name="gr1" draw:text-style-name="P1" draw:layer="layout" svg:x1="4.634cm" svg:y1="3.133cm" svg:x2="4.859cm" svg:y2="3.133cm">
          <text:p/>
        </draw:line>
        <draw:line draw:style-name="gr1" draw:text-style-name="P1" draw:layer="layout" svg:x1="1.159cm" svg:y1="5.133cm" svg:x2="1.384cm" svg:y2="5.133cm">
          <text:p/>
        </draw:line>
        <draw:line draw:style-name="gr1" draw:text-style-name="P1" draw:layer="layout" svg:x1="1.384cm" svg:y1="5.133cm" svg:x2="1.459cm" svg:y2="4.933cm">
          <text:p/>
        </draw:line>
        <draw:line draw:style-name="gr1" draw:text-style-name="P1" draw:layer="layout" svg:x1="1.459cm" svg:y1="4.933cm" svg:x2="1.572cm" svg:y2="5.333cm">
          <text:p/>
        </draw:line>
        <draw:line draw:style-name="gr1" draw:text-style-name="P1" draw:layer="layout" svg:x1="1.572cm" svg:y1="5.333cm" svg:x2="1.722cm" svg:y2="4.933cm">
          <text:p/>
        </draw:line>
        <draw:line draw:style-name="gr1" draw:text-style-name="P1" draw:layer="layout" svg:x1="1.722cm" svg:y1="4.933cm" svg:x2="1.835cm" svg:y2="5.333cm">
          <text:p/>
        </draw:line>
        <draw:line draw:style-name="gr1" draw:text-style-name="P1" draw:layer="layout" svg:x1="1.984cm" svg:y1="4.933cm" svg:x2="2.097cm" svg:y2="5.333cm">
          <text:p/>
        </draw:line>
        <draw:line draw:style-name="gr1" draw:text-style-name="P1" draw:layer="layout" svg:x1="1.834cm" svg:y1="5.333cm" svg:x2="1.984cm" svg:y2="4.933cm">
          <text:p/>
        </draw:line>
        <draw:line draw:style-name="gr1" draw:text-style-name="P1" draw:layer="layout" svg:x1="2.097cm" svg:y1="5.333cm" svg:x2="2.247cm" svg:y2="4.933cm">
          <text:p/>
        </draw:line>
        <draw:line draw:style-name="gr1" draw:text-style-name="P1" draw:layer="layout" svg:x1="2.247cm" svg:y1="4.933cm" svg:x2="2.36cm" svg:y2="5.333cm">
          <text:p/>
        </draw:line>
        <draw:line draw:style-name="gr1" draw:text-style-name="P1" draw:layer="layout" svg:x1="2.362cm" svg:y1="5.333cm" svg:x2="2.437cm" svg:y2="5.133cm">
          <text:p/>
        </draw:line>
        <draw:line draw:style-name="gr1" draw:text-style-name="P1" draw:layer="layout" svg:x1="2.434cm" svg:y1="5.133cm" svg:x2="2.659cm" svg:y2="5.133cm">
          <text:p/>
        </draw:line>
        <draw:line draw:style-name="gr1" draw:text-style-name="P1" draw:layer="layout" svg:x1="0.759cm" svg:y1="4.833cm" svg:x2="0.759cm" svg:y2="4.608cm">
          <text:p/>
        </draw:line>
        <draw:line draw:style-name="gr1" draw:text-style-name="P1" draw:layer="layout" svg:x1="0.759cm" svg:y1="4.608cm" svg:x2="0.559cm" svg:y2="4.533cm">
          <text:p/>
        </draw:line>
        <draw:line draw:style-name="gr1" draw:text-style-name="P1" draw:layer="layout" svg:x1="0.559cm" svg:y1="4.534cm" svg:x2="0.959cm" svg:y2="4.421cm">
          <text:p/>
        </draw:line>
        <draw:line draw:style-name="gr1" draw:text-style-name="P1" draw:layer="layout" svg:x1="0.959cm" svg:y1="4.42cm" svg:x2="0.559cm" svg:y2="4.27cm">
          <text:p/>
        </draw:line>
        <draw:line draw:style-name="gr1" draw:text-style-name="P1" draw:layer="layout" svg:x1="0.559cm" svg:y1="4.271cm" svg:x2="0.959cm" svg:y2="4.158cm">
          <text:p/>
        </draw:line>
        <draw:line draw:style-name="gr1" draw:text-style-name="P1" draw:layer="layout" svg:x1="0.559cm" svg:y1="4.009cm" svg:x2="0.959cm" svg:y2="3.896cm">
          <text:p/>
        </draw:line>
        <draw:line draw:style-name="gr1" draw:text-style-name="P1" draw:layer="layout" svg:x1="0.959cm" svg:y1="4.158cm" svg:x2="0.559cm" svg:y2="4.008cm">
          <text:p/>
        </draw:line>
        <draw:line draw:style-name="gr1" draw:text-style-name="P1" draw:layer="layout" svg:x1="0.959cm" svg:y1="3.896cm" svg:x2="0.559cm" svg:y2="3.746cm">
          <text:p/>
        </draw:line>
        <draw:line draw:style-name="gr1" draw:text-style-name="P1" draw:layer="layout" svg:x1="0.559cm" svg:y1="3.745cm" svg:x2="0.959cm" svg:y2="3.633cm">
          <text:p/>
        </draw:line>
        <draw:line draw:style-name="gr1" draw:text-style-name="P1" draw:layer="layout" svg:x1="0.959cm" svg:y1="3.63cm" svg:x2="0.759cm" svg:y2="3.555cm">
          <text:p/>
        </draw:line>
        <draw:line draw:style-name="gr1" draw:text-style-name="P1" draw:layer="layout" svg:x1="0.759cm" svg:y1="3.558cm" svg:x2="0.759cm" svg:y2="3.333cm">
          <text:p/>
        </draw:line>
        <draw:custom-shape draw:style-name="gr3" draw:text-style-name="P2" draw:layer="layout" svg:width="0.4cm" svg:height="0.4cm" svg:x="0.559cm" svg:y="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2.859cm" svg:y="3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4cm" svg:height="0.4cm" svg:x="5.053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5.059cm" svg:y="1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.659cm" svg:y1="3.133cm" svg:x2="3.359cm" svg:y2="3.133cm">
          <text:p/>
        </draw:line>
        <draw:line draw:style-name="gr5" draw:text-style-name="P3" draw:layer="layout" svg:x1="2.459cm" svg:y1="1.133cm" svg:x2="3.359cm" svg:y2="1.133cm">
          <text:p/>
        </draw:line>
        <draw:line draw:style-name="gr5" draw:text-style-name="P3" draw:layer="layout" svg:x1="2.659cm" svg:y1="5.133cm" svg:x2="5.259cm" svg:y2="5.133cm">
          <text:p/>
        </draw:line>
        <draw:line draw:style-name="gr5" draw:text-style-name="P3" draw:layer="layout" svg:x1="0.759cm" svg:y1="3.333cm" svg:x2="0.759cm" svg:y2="2.233cm">
          <text:p/>
        </draw:line>
        <draw:line draw:style-name="gr5" draw:text-style-name="P3" draw:layer="layout" svg:x1="5.259cm" svg:y1="3.933cm" svg:x2="5.259cm" svg:y2="2.433cm">
          <text:p/>
        </draw:line>
        <draw:line draw:style-name="gr5" draw:text-style-name="P3" draw:layer="layout" svg:x1="0.759cm" svg:y1="1.833cm" svg:x2="0.759cm" svg:y2="1.133cm">
          <text:p/>
        </draw:line>
        <draw:line draw:style-name="gr5" draw:text-style-name="P3" draw:layer="layout" svg:x1="3.059cm" svg:y1="3.733cm" svg:x2="3.059cm" svg:y2="2.833cm">
          <text:p/>
        </draw:line>
        <draw:line draw:style-name="gr5" draw:text-style-name="P3" draw:layer="layout" svg:x1="3.059cm" svg:y1="1.333cm" svg:x2="3.059cm" svg:y2="1.133cm">
          <text:p/>
        </draw:line>
        <draw:line draw:style-name="gr5" draw:text-style-name="P3" draw:layer="layout" svg:x1="3.059cm" svg:y1="5.133cm" svg:x2="3.059cm" svg:y2="4.433cm">
          <text:p/>
        </draw:line>
        <draw:line draw:style-name="gr5" draw:text-style-name="P3" draw:layer="layout" svg:x1="5.259cm" svg:y1="5.133cm" svg:x2="5.259cm" svg:y2="4.333cm">
          <text:p/>
        </draw:line>
        <draw:line draw:style-name="gr5" draw:text-style-name="P3" draw:layer="layout" svg:x1="5.259cm" svg:y1="1.733cm" svg:x2="5.259cm" svg:y2="1.133cm">
          <text:p/>
        </draw:line>
        <draw:line draw:style-name="gr5" draw:text-style-name="P3" draw:layer="layout" svg:x1="0.759cm" svg:y1="5.133cm" svg:x2="0.759cm" svg:y2="4.833cm">
          <text:p/>
        </draw:line>
        <draw:line draw:style-name="gr5" draw:text-style-name="P3" draw:layer="layout" svg:x1="0.759cm" svg:y1="3.133cm" svg:x2="1.159cm" svg:y2="3.133cm">
          <text:p/>
        </draw:line>
        <draw:line draw:style-name="gr5" draw:text-style-name="P3" draw:layer="layout" svg:x1="0.759cm" svg:y1="1.133cm" svg:x2="1.159cm" svg:y2="1.133cm">
          <text:p/>
        </draw:line>
        <draw:line draw:style-name="gr5" draw:text-style-name="P3" draw:layer="layout" svg:x1="4.859cm" svg:y1="1.133cm" svg:x2="5.259cm" svg:y2="1.133cm">
          <text:p/>
        </draw:line>
        <draw:line draw:style-name="gr5" draw:text-style-name="P3" draw:layer="layout" svg:x1="4.859cm" svg:y1="3.133cm" svg:x2="5.259cm" svg:y2="3.133cm">
          <text:p/>
        </draw:line>
        <draw:line draw:style-name="gr5" draw:text-style-name="P3" draw:layer="layout" svg:x1="0.759cm" svg:y1="5.133cm" svg:x2="1.159cm" svg:y2="5.133cm">
          <text:p/>
        </draw:line>
        <draw:frame draw:style-name="gr6" draw:text-style-name="P4" draw:layer="layout" svg:width="0.363cm" svg:height="0.607cm" svg:x="0.559cm" svg:y="1.717cm">
          <draw:text-box>
            <text:p><text:span text:style-name="T1">±</text:span></text:p>
          </draw:text-box>
        </draw:frame>
        <draw:frame draw:style-name="gr6" draw:text-style-name="P4" draw:layer="layout" svg:width="0.333cm" svg:height="0.607cm" svg:x="2.887cm" svg:y="3.761cm">
          <draw:text-box>
            <text:p><text:span text:style-name="T1">±</text:span></text:p>
          </draw:text-box>
        </draw:frame>
        <draw:custom-shape draw:style-name="gr7" draw:text-style-name="P1" draw:layer="layout" svg:width="0.1cm" svg:height="0.2cm" svg:x="5.205cm" svg:y="4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099cm" svg:height="0.2cm" svg:x="5.211cm" svg:y="1.9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1.454cm" svg:y="0.569cm">
          <draw:text-box>
            <text:p><text:span text:style-name="T2">R</text:span><text:span text:style-name="T3">1</text:span></text:p>
          </draw:text-box>
        </draw:frame>
        <draw:frame draw:style-name="gr9" draw:text-style-name="P6" draw:layer="layout" svg:width="0.852cm" svg:height="0.538cm" svg:x="3.66cm" svg:y="0.551cm">
          <draw:text-box>
            <text:p><text:span text:style-name="T2">R</text:span><text:span text:style-name="T3">2</text:span></text:p>
          </draw:text-box>
        </draw:frame>
        <draw:frame draw:style-name="gr9" draw:text-style-name="P6" draw:layer="layout" svg:width="0.852cm" svg:height="0.538cm" svg:x="1.465cm" svg:y="2.572cm">
          <draw:text-box>
            <text:p><text:span text:style-name="T2">R</text:span><text:span text:style-name="T3">4</text:span></text:p>
          </draw:text-box>
        </draw:frame>
        <draw:frame draw:style-name="gr9" draw:text-style-name="P6" draw:layer="layout" svg:width="0.852cm" svg:height="0.538cm" svg:x="3.672cm" svg:y="2.59cm">
          <draw:text-box>
            <text:p><text:span text:style-name="T2">R</text:span><text:span text:style-name="T3">5</text:span></text:p>
          </draw:text-box>
        </draw:frame>
        <draw:frame draw:style-name="gr9" draw:text-style-name="P6" draw:layer="layout" svg:width="0.852cm" svg:height="0.538cm" svg:x="2.971cm" svg:y="1.792cm">
          <draw:text-box>
            <text:p><text:span text:style-name="T2">R</text:span><text:span text:style-name="T3">3</text:span></text:p>
          </draw:text-box>
        </draw:frame>
        <draw:frame draw:style-name="gr9" draw:text-style-name="P6" draw:layer="layout" svg:width="0.852cm" svg:height="0.538cm" svg:x="0.068cm" svg:y="3.879cm">
          <draw:text-box>
            <text:p><text:span text:style-name="T2">R</text:span><text:span text:style-name="T3">6</text:span></text:p>
          </draw:text-box>
        </draw:frame>
        <draw:frame draw:style-name="gr9" draw:text-style-name="P6" draw:layer="layout" svg:width="0.852cm" svg:height="0.538cm" svg:x="1.562cm" svg:y="5.186cm">
          <draw:text-box>
            <text:p><text:span text:style-name="T2">R</text:span><text:span text:style-name="T3">7</text:span></text:p>
          </draw:text-box>
        </draw:frame>
        <draw:frame draw:style-name="gr10" draw:text-style-name="P7" draw:layer="layout" svg:width="1.362cm" svg:height="0.965cm" svg:x="3.054cm" svg:y="3.822cm">
          <draw:text-box>
            <text:p><text:span text:style-name="T4">V</text:span><text:span text:style-name="T5">c</text:span><text:span text:style-name="T4">=K</text:span><text:span text:style-name="T5">c</text:span><text:span text:style-name="T4">I</text:span><text:span text:style-name="T5">c</text:span></text:p>
          </draw:text-box>
        </draw:frame>
        <draw:frame draw:style-name="gr11" draw:text-style-name="P7" draw:layer="layout" svg:width="1.362cm" svg:height="0.965cm" svg:x="5.242cm" svg:y="3.918cm">
          <draw:text-box>
            <text:p><text:span text:style-name="T4">I</text:span><text:span text:style-name="T5">d</text:span></text:p>
          </draw:text-box>
        </draw:frame>
        <draw:frame draw:style-name="gr10" draw:text-style-name="P7" draw:layer="layout" svg:width="1.362cm" svg:height="0.965cm" svg:x="5.249cm" svg:y="1.845cm">
          <draw:text-box>
            <text:p><text:span text:style-name="T6">I</text:span><text:span text:style-name="T5">b</text:span><text:span text:style-name="T4">=K</text:span><text:span text:style-name="T5">b</text:span><text:span text:style-name="T4">V</text:span><text:span text:style-name="T5">b</text:span></text:p>
          </draw:text-box>
        </draw:frame>
        <draw:frame draw:style-name="gr12" draw:text-style-name="P8" draw:layer="layout" svg:width="0.778cm" svg:height="0.736cm" svg:x="2.411cm" svg:y="1.779cm">
          <draw:text-box>
            <text:p><text:span text:style-name="T7">V</text:span><text:span text:style-name="T8">b</text:span></text:p>
          </draw:text-box>
        </draw:frame>
        <draw:frame draw:style-name="gr13" draw:text-style-name="P8" draw:layer="layout" svg:width="0.494cm" svg:height="0.489cm" svg:x="2.623cm" svg:y="1.206cm">
          <draw:text-box>
            <text:p><text:span text:style-name="T7">+</text:span></text:p>
          </draw:text-box>
        </draw:frame>
        <draw:frame draw:style-name="gr11" draw:text-style-name="P8" draw:layer="layout" svg:width="1.362cm" svg:height="0.965cm" svg:x="2.641cm" svg:y="2.503cm">
          <draw:text-box>
            <text:p><text:span text:style-name="T7">-</text:span></text:p>
          </draw:text-box>
        </draw:frame>
        <draw:custom-shape draw:style-name="gr14" draw:text-style-name="P9" draw:layer="layout" svg:width="0.121cm" svg:height="0.43cm" svg:x="1.018cm" svg:y="3.88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0.915cm" svg:y="3.87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362cm" svg:height="0.965cm" svg:x="0.06cm" svg:y="1.754cm">
          <draw:text-box>
            <text:p><text:span text:style-name="T4">V</text:span><text:span text:style-name="T5">a</text:span></text:p>
          </draw:text-box>
        </draw:frame>
        <draw:custom-shape draw:style-name="gr15" draw:text-style-name="P10" draw:layer="layout" svg:width="0.127cm" svg:height="0.127cm" svg:x="5.184cm" svg:y="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852cm" svg:height="0.489cm" svg:x="4.862cm" svg:y="0.731cm">
          <draw:text-box>
            <text:p><text:span text:style-name="T9">V3</text:span></text:p>
          </draw:text-box>
        </draw:frame>
        <draw:custom-shape draw:style-name="gr15" draw:text-style-name="P10" draw:layer="layout" svg:width="0.127cm" svg:height="0.127cm" svg:x="2.992cm" svg:y="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0.71cm" svg:y="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5.199cm" svg:y="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0.70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2.985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2.992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27cm" svg:height="0.127cm" svg:x="0.687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0.76cm" svg:height="0.49cm" svg:x="0.402cm" svg:y="0.712cm">
          <draw:text-box>
            <text:p><text:span text:style-name="T9">V1</text:span></text:p>
          </draw:text-box>
        </draw:frame>
        <draw:frame draw:style-name="gr17" draw:text-style-name="P12" draw:layer="layout" svg:width="0.76cm" svg:height="0.49cm" svg:x="2.662cm" svg:y="0.712cm">
          <draw:text-box>
            <text:p><text:span text:style-name="T9">V2</text:span></text:p>
          </draw:text-box>
        </draw:frame>
        <draw:frame draw:style-name="gr17" draw:text-style-name="P12" draw:layer="layout" svg:width="0.76cm" svg:height="0.49cm" svg:x="0.786cm" svg:y="2.566cm">
          <draw:text-box>
            <text:p><text:span text:style-name="T9">V4</text:span></text:p>
          </draw:text-box>
        </draw:frame>
        <draw:frame draw:style-name="gr17" draw:text-style-name="P12" draw:layer="layout" svg:width="0.76cm" svg:height="0.49cm" svg:x="5.08cm" svg:y="2.821cm">
          <draw:text-box>
            <text:p><text:span text:style-name="T9">V6</text:span></text:p>
          </draw:text-box>
        </draw:frame>
        <draw:frame draw:style-name="gr17" draw:text-style-name="P12" draw:layer="layout" svg:width="0.76cm" svg:height="0.49cm" svg:x="0.568cm" svg:y="4.78cm">
          <draw:text-box>
            <text:p><text:span text:style-name="T9">V7</text:span></text:p>
          </draw:text-box>
        </draw:frame>
        <draw:frame draw:style-name="gr17" draw:text-style-name="P12" draw:layer="layout" svg:width="0.76cm" svg:height="0.49cm" svg:x="2.85cm" svg:y="4.787cm">
          <draw:text-box>
            <text:p><text:span text:style-name="T9">V8</text:span></text:p>
          </draw:text-box>
        </draw:frame>
        <draw:line draw:style-name="gr18" draw:text-style-name="P3" draw:layer="layout" svg:x1="2.764cm" svg:y1="3.428cm" svg:x2="3.048cm" svg:y2="3.145cm">
          <text:p/>
        </draw:line>
        <draw:line draw:style-name="gr18" draw:text-style-name="P3" draw:layer="layout" svg:x1="2.65cm" svg:y1="3.257cm" svg:x2="2.858cm" svg:y2="3.598cm">
          <text:p/>
        </draw:line>
        <draw:line draw:style-name="gr18" draw:text-style-name="P3" draw:layer="layout" svg:x1="2.635cm" svg:y1="3.327cm" svg:x2="2.793cm" svg:y2="3.583cm">
          <text:p/>
        </draw:line>
        <draw:line draw:style-name="gr18" draw:text-style-name="P3" draw:layer="layout" svg:x1="2.631cm" svg:y1="3.41cm" svg:x2="2.713cm" svg:y2="3.5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4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8:31:30.296748700</meta:creation-date>
    <dc:date>2021-03-22T17:50:08.306351775</dc:date>
    <meta:editing-duration>PT2H45M2S</meta:editing-duration>
    <meta:editing-cycles>10</meta:editing-cycles>
    <meta:generator>LibreOffice/6.4.6.2$Linux_X86_64 LibreOffice_project/40$Build-2</meta:generator>
    <meta:document-statistic meta:object-count="137"/>
  </office:meta>
</office:document-meta>
</file>